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" fo:font-size="28pt" officeooo:rsid="000db8bd" officeooo:paragraph-rsid="000db8b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4475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a7f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Karla" fo:font-size="28pt" officeooo:rsid="000db8bd" officeooo:paragraph-rsid="000db8bd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font-name="Karla" fo:font-size="28pt" fo:letter-spacing="-0.0028in" style:text-underline-style="none" officeooo:rsid="00184a63" officeooo:paragraph-rsid="00184a63" style:font-size-asian="28pt" style:font-size-complex="28pt" style:font-relief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c565c" style:font-size-asian="28pt" style:font-size-complex="28pt"/>
    </style:style>
    <style:style style:name="P9" style:family="paragraph">
      <loext:graphic-properties draw:fill-color="#ffffff"/>
    </style:style>
    <style:style style:name="T1" style:family="text">
      <style:text-properties fo:text-transform="uppercase" fo:font-size="60pt" fo:letter-spacing="0.278in" fo:font-style="normal" fo:font-weight="bold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2" style:family="text">
      <style:text-properties fo:text-transform="uppercase" fo:font-size="60pt" fo:letter-spacing="0.278in" fo:font-style="normal" fo:font-weight="bold" officeooo:rsid="000f8ad1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3" style:family="text">
      <style:text-properties officeooo:rsid="000f974c"/>
    </style:style>
    <style:style style:name="gr1" style:family="graphic">
      <style:graphic-properties draw:stroke="solid" svg:stroke-width="0.05in" svg:stroke-color="#000000" draw:marker-start-width="0.2134in" draw:marker-end-width="0.2134in" draw:fill-color="#ffffff" draw:textarea-horizontal-align="justify" draw:textarea-vertical-align="middle" draw:auto-grow-height="false" fo:min-height="0.8626in" fo:min-width="8.9028in" fo:padding-top="0.0244in" fo:padding-bottom="0.0244in" fo:padding-left="0.0244in" fo:padding-right="0.0244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9" svg:width="9.0004in" svg:height="1.0004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7"><text:span text:style-name="T2">A</text:span><text:span text:style-name="T1">CHTUNG!</text:span></text:p>
      <text:p text:style-name="P5">Alles turisten und nonteknischen lookenpeepers!</text:p>
      <text:p text:style-name="P6"/>
      <text:p text:style-name="P8">Das Komputermaschine ist nicht für der gefingerpoken und mittengraben! Oderwise</text:p>
      <text:p text:style-name="P8">ist easy to schnappen der springenwerk, blowenfusen und poppencorken</text:p>
      <text:p text:style-name="P3">mit spitzensparken.</text:p>
      <text:p text:style-name="P1"/>
      <text:p text:style-name="P2">Ist nicht für gewerken bei dummkopfen.</text:p>
      <text:p text:style-name="P2">Der rubbernecken sightseeren keepen das <text:span text:style-name="T3">schnausen</text:span>picken hander in das pockets muss.</text:p>
      <text:p text:style-name="P4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8-08-13T19:05:14.959022402</dc:date>
    <meta:editing-duration>P2DT18H53M50S</meta:editing-duration>
    <meta:editing-cycles>14</meta:editing-cycles>
    <meta:generator>LibreOffice/5.2.7.2$Linux_X86_64 LibreOffice_project/20m0$Build-2</meta:generator>
    <meta:print-date>2018-02-23T15:16:48.694321487</meta:print-date>
    <meta:document-statistic meta:table-count="0" meta:image-count="0" meta:object-count="0" meta:page-count="1" meta:paragraph-count="8" meta:word-count="50" meta:character-count="385" meta:non-whitespace-character-count="343"/>
  </office:meta>
</office:document-meta>
</file>